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8125383991"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708174808"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text:soft-page-break/></text:p>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minimumPotential(): calculate the minimum potential given the current value of N, based on the equation given in the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3T10:23:51</dc:date>
    <meta:editing-duration>PT8H14M13S</meta:editing-duration>
    <meta:editing-cycles>102</meta:editing-cycles>
    <meta:generator>LibreOffice/3.5$Linux_x86 LibreOffice_project/350m1$Build-2</meta:generator>
    <meta:document-statistic meta:table-count="0" meta:image-count="0" meta:object-count="0" meta:page-count="6" meta:paragraph-count="87" meta:word-count="1974" meta:character-count="13059" meta:non-whitespace-character-count="11020"/>
  </office:meta>
</office:document-meta>
</file>